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tyle="italic" officeooo:rsid="00320cef" officeooo:paragraph-rsid="00320cef" style:font-style-asian="italic" style:font-style-complex="italic"/>
    </style:style>
    <style:style style:name="P2" style:family="paragraph" style:parent-style-name="Standard">
      <style:text-properties fo:font-style="italic" officeooo:rsid="00320cef" officeooo:paragraph-rsid="0073d3c8" style:font-style-asian="italic" style:font-style-complex="italic"/>
    </style:style>
    <style:style style:name="P3" style:family="paragraph" style:parent-style-name="Standard">
      <style:text-properties fo:font-style="italic" officeooo:rsid="00320cef" officeooo:paragraph-rsid="00744d18" style:font-style-asian="italic" style:font-style-complex="italic"/>
    </style:style>
    <style:style style:name="P4" style:family="paragraph" style:parent-style-name="Standard">
      <style:text-properties fo:font-style="italic" officeooo:rsid="00320cef" officeooo:paragraph-rsid="007472d3" style:font-style-asian="italic" style:font-style-complex="italic"/>
    </style:style>
    <style:style style:name="P5" style:family="paragraph" style:parent-style-name="Standard">
      <style:text-properties fo:font-style="italic" officeooo:rsid="00181e1c" officeooo:paragraph-rsid="00181e1c" style:font-style-asian="italic" style:font-style-complex="italic"/>
    </style:style>
    <style:style style:name="P6" style:family="paragraph" style:parent-style-name="Standard">
      <style:text-properties fo:font-style="italic" officeooo:rsid="0034fe41" officeooo:paragraph-rsid="0034fe41" style:font-style-asian="italic" style:font-style-complex="italic"/>
    </style:style>
    <style:style style:name="P7" style:family="paragraph" style:parent-style-name="Standard">
      <style:text-properties fo:font-style="italic" officeooo:rsid="0034fe41" officeooo:paragraph-rsid="00320cef" style:font-style-asian="italic" style:font-style-complex="italic"/>
    </style:style>
    <style:style style:name="P8" style:family="paragraph" style:parent-style-name="Standard">
      <style:text-properties officeooo:rsid="001671fc" officeooo:paragraph-rsid="001671fc"/>
    </style:style>
    <style:style style:name="P9" style:family="paragraph" style:parent-style-name="Standard">
      <style:text-properties officeooo:paragraph-rsid="0034690b"/>
    </style:style>
    <style:style style:name="P10" style:family="paragraph" style:parent-style-name="Standard">
      <style:text-properties officeooo:paragraph-rsid="00320cef"/>
    </style:style>
    <style:style style:name="P11" style:family="paragraph" style:parent-style-name="Standard">
      <style:text-properties officeooo:paragraph-rsid="00408efa"/>
    </style:style>
    <style:style style:name="P12" style:family="paragraph" style:parent-style-name="Standard">
      <style:text-properties officeooo:paragraph-rsid="0075a5f8"/>
    </style:style>
    <style:style style:name="P13" style:family="paragraph" style:parent-style-name="Standard">
      <style:text-properties fo:font-weight="bold" officeooo:rsid="00105d6d" officeooo:paragraph-rsid="0096913e" style:font-weight-asian="bold" style:font-weight-complex="bold"/>
    </style:style>
    <style:style style:name="P14" style:family="paragraph" style:parent-style-name="Standard">
      <style:text-properties fo:font-weight="bold" officeooo:rsid="00105d6d" officeooo:paragraph-rsid="00979d87" style:font-weight-asian="bold" style:font-weight-complex="bold"/>
    </style:style>
    <style:style style:name="P15" style:family="paragraph" style:parent-style-name="Standard">
      <style:text-properties fo:font-weight="bold" officeooo:rsid="00105d6d" officeooo:paragraph-rsid="0097d245" style:font-weight-asian="bold" style:font-weight-complex="bold"/>
    </style:style>
    <style:style style:name="P16" style:family="paragraph" style:parent-style-name="Standard">
      <style:text-properties fo:font-style="italic" fo:font-weight="bold" officeooo:rsid="00320cef" officeooo:paragraph-rsid="008baa15" style:font-style-asian="italic" style:font-weight-asian="bold" style:font-style-complex="italic" style:font-weight-complex="bold"/>
    </style:style>
    <style:style style:name="P17" style:family="paragraph" style:parent-style-name="Standard">
      <style:text-properties fo:font-style="italic" fo:font-weight="bold" officeooo:rsid="00320cef" officeooo:paragraph-rsid="0097d245" style:font-style-asian="italic" style:font-weight-asian="bold" style:font-style-complex="italic" style:font-weight-complex="bold"/>
    </style:style>
    <style:style style:name="P18" style:family="paragraph" style:parent-style-name="Standard">
      <style:text-properties officeooo:rsid="00105d6d" officeooo:paragraph-rsid="008baa15"/>
    </style:style>
    <style:style style:name="P19" style:family="paragraph" style:parent-style-name="Standard">
      <style:text-properties officeooo:rsid="00105d6d" officeooo:paragraph-rsid="00105d6d"/>
    </style:style>
    <style:style style:name="P20" style:family="paragraph" style:parent-style-name="Standard">
      <style:paragraph-properties fo:text-align="justify" style:justify-single-word="false"/>
      <style:text-properties officeooo:rsid="00105d6d" officeooo:paragraph-rsid="00105d6d"/>
    </style:style>
    <style:style style:name="P21" style:family="paragraph" style:parent-style-name="Standard">
      <style:text-properties officeooo:rsid="00105d6d" officeooo:paragraph-rsid="0095ecec"/>
    </style:style>
    <style:style style:name="P22" style:family="paragraph" style:parent-style-name="Standard">
      <style:text-properties officeooo:rsid="00105d6d" officeooo:paragraph-rsid="0096913e"/>
    </style:style>
    <style:style style:name="P23" style:family="paragraph" style:parent-style-name="Standard">
      <style:text-properties officeooo:rsid="00105d6d" officeooo:paragraph-rsid="00979d87"/>
    </style:style>
    <style:style style:name="P24" style:family="paragraph" style:parent-style-name="Standard">
      <style:text-properties officeooo:paragraph-rsid="008cd1f4"/>
    </style:style>
    <style:style style:name="P25" style:family="paragraph" style:parent-style-name="Standard">
      <style:text-properties officeooo:paragraph-rsid="008e3229"/>
    </style:style>
    <style:style style:name="P26" style:family="paragraph" style:parent-style-name="Standard">
      <style:text-properties officeooo:paragraph-rsid="008fb4a0"/>
    </style:style>
    <style:style style:name="P27" style:family="paragraph" style:parent-style-name="Standard">
      <style:text-properties fo:font-style="normal" fo:font-weight="normal" officeooo:rsid="00320cef" officeooo:paragraph-rsid="008baa15" style:font-style-asian="normal" style:font-weight-asian="normal" style:font-style-complex="normal" style:font-weight-complex="normal"/>
    </style:style>
    <style:style style:name="P28" style:family="paragraph" style:parent-style-name="Standard">
      <style:text-properties fo:font-style="normal" fo:font-weight="normal" officeooo:rsid="00320cef" officeooo:paragraph-rsid="0099a3cb" style:font-style-asian="normal" style:font-weight-asian="normal" style:font-style-complex="normal" style:font-weight-complex="normal"/>
    </style:style>
    <style:style style:name="P29" style:family="paragraph" style:parent-style-name="Standard">
      <style:paragraph-properties fo:margin-left="0cm" fo:margin-right="0cm" fo:orphans="2" fo:widows="2" fo:text-indent="0cm" style:auto-text-indent="false"/>
      <style:text-properties officeooo:paragraph-rsid="008e3229"/>
    </style:style>
    <style:style style:name="P30" style:family="paragraph" style:parent-style-name="Standard">
      <style:paragraph-properties fo:margin-left="0cm" fo:margin-right="0cm" fo:orphans="2" fo:widows="2" fo:text-indent="0cm" style:auto-text-indent="false"/>
      <style:text-properties officeooo:paragraph-rsid="0092dd39"/>
    </style:style>
    <style:style style:name="P31" style:family="paragraph" style:parent-style-name="Standard">
      <style:paragraph-properties fo:margin-left="0cm" fo:margin-right="0cm" fo:orphans="2" fo:widows="2" fo:text-indent="0cm" style:auto-text-indent="false"/>
      <style:text-properties officeooo:paragraph-rsid="00943d40"/>
    </style:style>
    <style:style style:name="P32" style:family="paragraph" style:parent-style-name="Standard">
      <style:paragraph-properties fo:margin-left="0cm" fo:margin-right="0cm" fo:orphans="2" fo:widows="2" fo:text-indent="0cm" style:auto-text-indent="false"/>
      <style:text-properties fo:font-weight="bold" officeooo:paragraph-rsid="0092dd39"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8baa15" style:font-weight-asian="bold" style:font-weight-complex="bold"/>
    </style:style>
    <style:style style:name="T3" style:family="text">
      <style:text-properties fo:font-weight="bold" officeooo:rsid="008cd1f4" style:font-weight-asian="bold" style:font-weight-complex="bold"/>
    </style:style>
    <style:style style:name="T4" style:family="text">
      <style:text-properties fo:font-weight="bold" officeooo:rsid="0092dd39" style:font-weight-asian="bold" style:font-weight-complex="bold"/>
    </style:style>
    <style:style style:name="T5" style:family="text">
      <style:text-properties officeooo:rsid="0034690b"/>
    </style:style>
    <style:style style:name="T6" style:family="text">
      <style:text-properties fo:font-style="italic" officeooo:rsid="0034690b" style:font-style-asian="italic" style:font-style-complex="italic"/>
    </style:style>
    <style:style style:name="T7" style:family="text">
      <style:text-properties fo:font-style="italic" officeooo:rsid="0034fe41" style:font-style-asian="italic" style:font-style-complex="italic"/>
    </style:style>
    <style:style style:name="T8" style:family="text">
      <style:text-properties fo:font-style="italic" officeooo:rsid="00408efa" style:font-style-asian="italic" style:font-style-complex="italic"/>
    </style:style>
    <style:style style:name="T9" style:family="text">
      <style:text-properties fo:font-style="italic" officeooo:rsid="00320cef" style:font-style-asian="italic" style:font-style-complex="italic"/>
    </style:style>
    <style:style style:name="T10" style:family="text">
      <style:text-properties fo:font-style="italic" officeooo:rsid="0075a5f8" style:font-style-asian="italic" style:font-style-complex="italic"/>
    </style:style>
    <style:style style:name="T11" style:family="text">
      <style:text-properties fo:font-style="italic" officeooo:rsid="0065ccf3" style:font-style-asian="italic" style:font-style-complex="italic"/>
    </style:style>
    <style:style style:name="T12" style:family="text">
      <style:text-properties fo:font-weight="normal" style:font-weight-asian="normal" style:font-weight-complex="normal"/>
    </style:style>
    <style:style style:name="T13" style:family="text">
      <style:text-properties fo:font-weight="normal" officeooo:rsid="008baa15" style:font-weight-asian="normal" style:font-weight-complex="normal"/>
    </style:style>
    <style:style style:name="T14" style:family="text">
      <style:text-properties officeooo:rsid="0073d3c8"/>
    </style:style>
    <style:style style:name="T15" style:family="text">
      <style:text-properties officeooo:rsid="00744d18"/>
    </style:style>
    <style:style style:name="T16" style:family="text">
      <style:text-properties officeooo:rsid="007472d3"/>
    </style:style>
    <style:style style:name="T17" style:family="text">
      <style:text-properties officeooo:rsid="008baa15"/>
    </style:style>
    <style:style style:name="T18" style:family="text">
      <style:text-properties officeooo:rsid="008c67aa"/>
    </style:style>
    <style:style style:name="T19" style:family="text">
      <style:text-properties officeooo:rsid="008cd1f4"/>
    </style:style>
    <style:style style:name="T20" style:family="text">
      <style:text-properties fo:language="en" fo:country="US"/>
    </style:style>
    <style:style style:name="T21" style:family="text">
      <style:text-properties fo:language="en" fo:country="US" officeooo:rsid="008cd1f4"/>
    </style:style>
    <style:style style:name="T22" style:family="text">
      <style:text-properties fo:language="en" fo:country="US" fo:font-weight="bold" style:font-weight-asian="bold" style:font-weight-complex="bold"/>
    </style:style>
    <style:style style:name="T23" style:family="text">
      <style:text-properties fo:language="en" fo:country="US" fo:font-weight="bold" officeooo:rsid="008fb4a0" style:font-weight-asian="bold" style:font-weight-complex="bold"/>
    </style:style>
    <style:style style:name="T24" style:family="text">
      <style:text-properties fo:language="en" fo:country="US" fo:font-weight="bold" officeooo:rsid="008cd1f4" style:font-weight-asian="bold" style:font-weight-complex="bold"/>
    </style:style>
    <style:style style:name="T25" style:family="text">
      <style:text-properties fo:language="en" fo:country="US" fo:font-weight="normal" style:font-weight-asian="normal" style:font-weight-complex="normal"/>
    </style:style>
    <style:style style:name="T26" style:family="text">
      <style:text-properties fo:font-variant="normal" fo:text-transform="none" fo:color="#000000" loext:opacity="100%" fo:letter-spacing="normal"/>
    </style:style>
    <style:style style:name="T27" style:family="text">
      <style:text-properties officeooo:rsid="0092dd39"/>
    </style:style>
    <style:style style:name="T28" style:family="text">
      <style:text-properties officeooo:rsid="0095ecec"/>
    </style:style>
    <style:style style:name="T29" style:family="text">
      <style:text-properties fo:font-style="normal" style:font-style-asian="normal" style:font-style-complex="normal"/>
    </style:style>
    <style:style style:name="T30" style:family="text">
      <style:text-properties fo:font-style="normal" officeooo:rsid="00105d6d" style:font-style-asian="normal" style:font-style-complex="normal"/>
    </style:style>
    <style:style style:name="T31" style:family="text">
      <style:text-properties fo:font-style="normal" officeooo:rsid="0097d245"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97d245" style:font-style-asian="normal" style:font-weight-asian="normal" style:font-style-complex="normal" style:font-weight-complex="normal"/>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2">Small, fine </text:span><text:span text:style-name="T13">TransistoCurveTracer</text:span></text:p>
      <text:p text:style-name="P19"/>
      <text:p text:style-name="P19"/>
      <text:p text:style-name="P19">Why do you need a <text:span text:style-name="T2">T</text:span><text:span text:style-name="T17">ransistor</text:span><text:span text:style-name="T2">C</text:span><text:span text:style-name="T17">urve</text:span><text:span text:style-name="T2">T</text:span><text:span text:style-name="T17">racer („</text:span><text:span text:style-name="T2">TCT</text:span><text:span text:style-name="T17">)“ </text:span>?</text:p>
      <text:p text:style-name="P19"/>
      <text:p text:style-name="P19">Isn't a transistor tester or a voltmeter enough?</text:p>
      <text:p text:style-name="P19">A transistor tester is very helpful for a first check, especially <text:span text:style-name="T17">because</text:span> it can also determine and display the type of transistor and the pin assignment.</text:p>
      <text:p text:style-name="P19">t.</text:p>
      <text:p text:style-name="P19">But the output values only refer to one operating point (collector current).</text:p>
      <text:p text:style-name="P19">For the circuit developer, however, it is often important how the component reacts to different</text:p>
      <text:p text:style-name="P19"><text:span text:style-name="T17">w</text:span>orking points - e.g. base currents - behaves.</text:p>
      <text:p text:style-name="P19"/>
      <text:p text:style-name="P19">What is the difference between the <text:span text:style-name="T2">TCT</text:span><text:span text:style-name="T17"> </text:span><text:s/>presented here and others?</text:p>
      <text:p text:style-name="P19"/>
      <text:p text:style-name="P19"><text:s text:c="5"/>• Compact construction: dimensions: 8x9x6cm , weight: &lt; 500 g (incl. 18650 Lio battery).</text:p>
      <text:p text:style-name="P19"><text:s text:c="5"/>• independent of external power supply (battery operation, with a 18650 cell)</text:p>
      <text:p text:style-name="P19"><text:s text:c="5"/>• Designed for bipolar transistors/diodes, MosFets, J-Fets(incl. Depl.Mode MosFets).</text:p>
      <text:p text:style-name="P19"><text:s text:c="5"/>• Collector/<text:span text:style-name="T17">E</text:span>mitter voltage &lt; 12V, 0 ..150mA optimal for small power transistors</text:p>
      <text:p text:style-name="P19"><text:s text:c="5"/>• Base current of approx. 5µA ... 1000µA with a precise constant current source,</text:p>
      <text:p text:style-name="P19"><text:s text:c="5"/>• Gate voltage 100 mV ...12 V in 100 mV steps (changeable),</text:p>
      <text:p text:style-name="P19"><text:s text:c="5"/>• Adjustable current limitation (e.g. diodes 5mA, 50mA,...)</text:p>
      <text:p text:style-name="P19"><text:s text:c="5"/>• relatively large color display (3.2")</text:p>
      <text:p text:style-name="P19"><text:s text:c="5"/>• <text:span text:style-name="T17">easy to use</text:span> and fast input via rotary encoders on interrupt pins</text:p>
      <text:p text:style-name="P19"><text:s text:c="5"/>• high accuracy and clear characteristics thanks to 12 bit ADC's / DAC's</text:p>
      <text:p text:style-name="P19"><text:s text:c="5"/>• Various scales for x (U) and y-(I) axis: detailed display of interesting areas</text:p>
      <text:p text:style-name="P19"><text:s text:c="5"/>• Direct comparison of characteristics (types of the same polarity or complementary type)</text:p>
      <text:p text:style-name="P19"><text:s text:c="5"/>• Display of typical values such as Beta(Ib), V-Threshold,V-Pinch, Idss</text:p>
      <text:p text:style-name="P19"><text:s text:c="5"/>• Bluetooth interface (BLE 4.0) for data transfer to the PC or smartphone/tablet</text:p>
      <text:p text:style-name="P19"><text:s text:c="5"/>• Data transfer via USB to display the curves on a PC with e.g. „<text:span text:style-name="T17">P</text:span>rocessing“.</text:p>
      <text:p text:style-name="P19"><text:s text:c="5"/>• <text:span text:style-name="T17">T</text:span>he input parameters <text:span text:style-name="T17">are saved </text:span>in the internal EEPROM</text:p>
      <text:p text:style-name="P19"><text:s text:c="5"/>• Low power consumption: Uce (15V) only switched on during measurement.</text:p>
      <text:p text:style-name="P19"><text:s text:c="5"/>• Additional function: adjustable constant voltage source 1 mV to 12.00V, &gt; 10 mA</text:p>
      <text:p text:style-name="P19"><text:s text:c="5"/>• Additional function: adjustable constant current source from 1µA to 4000 µA</text:p>
      <text:p text:style-name="P19"><text:s text:c="5"/>• Additional function: Step generator for low frequencies +4V, ...0V (...-4V)</text:p>
      <text:p text:style-name="P19"><text:s text:c="5"/>• housed on 5 boards (Kicad) <text:span text:style-name="T17">with</text:span> one layer</text:p>
      <text:p text:style-name="P19"><text:s text:c="5"/>• relatively low component costs</text:p>
      <text:p text:style-name="P19"/>
      <text:p text:style-name="P19">This <text:span text:style-name="T17">TCT</text:span> is based on the very interesting and well-documented project by Peter Balch: Transistor Curve Tracer [1], from which the graphics library, among other things, was taken over in a slightly modified form.</text:p>
      <text:p text:style-name="P19"/>
      <text:p text:style-name="P19">But then I moved quite far away from it - also in terms of concept - in order to get a better and lower-noise display with a significantly extended measuring range, simple operation and extended functionality, which unfortunately is also reflected in the price.</text:p>
      <text:p text:style-name="P19"/>
      <text:p text:style-name="P19">I have eliminated the previous operation via the touch panel and do the program control and parameter changes via two rotary encoders that are connected to the two ext<text:span text:style-name="T17">ernal</text:span> NANO's interrupt pins, allowing quick response. The input is much more pleasant and faster than by touch, especially with the small display and the many parameter values.</text:p>
      <text:p text:style-name="P19"/>
      <text:p text:style-name="P19"><text:soft-page-break/>The replica is more complex because of some SMDs and the wiring of some boards and therefore not necessarily suitable for "beginners". Considerable procurement times (in Germany) are/was to be expected for some special ICs.</text:p>
      <text:p text:style-name="P19"/>
      <text:p text:style-name="P19">The basis is an Arduino-<text:span text:style-name="T1">NANO</text:span>(clone), preferably with a pre-installed<text:span text:style-name="T1"> Opti-Boot Loader</text:span> [2,3,4], because there you have 1.5 kB more free flash memory, otherwise you only <text:span text:style-name="T17">some 10</text:span>0 bytes of free flash memory.</text:p>
      <text:p text:style-name="P19">(ATMega328 board with pre-installed Opti-Boot-Loader: e.g. <text:span text:style-name="T1">Arduino-UNO,Adafruit Metro Mini</text:span> <text:span text:style-name="T1">328,</text:span> or a board with more flash and port pins (for extensions): <text:span text:style-name="T1">ATMega2560 </text:span>).</text:p>
      <text:p text:style-name="P19">(Annotation:</text:p>
      <text:p text:style-name="P19">The UNO board or <text:span text:style-name="T1">Adafruit Metro-Mini </text:span>can also be used here, since I don't use the additional purely analog pins of the NANO (A6,A7).</text:p>
      <text:p text:style-name="P19"/>
      <text:p text:style-name="P19">The Adafruit board <text:span text:style-name="T1">Metro Mini 328</text:span> not only has the better arrangement of the pins (all digit.pins and thus also pin13 (SPI-SC<text:span text:style-name="T17">K</text:span>) on one side) but also the possibility of setting the level to 3.3V with a solder bridge, so that the display and the <text:span text:style-name="T1">HM-10 BLE</text:span> module do not require a voltage divider for level adjustment.</text:p>
      <text:p text:style-name="P19"/>
      <text:p text:style-name="P19">The microprocessor controls two 12-bit DACs (in the MCP4822 SPI) for the Uce supply, as well as a 12-bit DAC (MCP4725-I2C) for the base/gate control, which is connected via a DC/DC converter (5 V → 30V) and is operated isolated for the I2C bus via an ADUM1250.</text:p>
      <text:p text:style-name="P19"/>
      <text:p text:style-name="P19">This totally isolated DAC (range from 1µA to 4mA, 1µA steps, used here only from <text:span text:style-name="T1">5µA to 1200</text:span>µA for the bipolar transistors) generates the base current or the gate voltage in the polarity that matches the component / "device". </text:p>
      <text:p text:style-name="P19"><text:s/></text:p>
      <text:p text:style-name="P20">The base current (or the gate voltage) is switched on via an electronic switch (“Photomos relay”) with a low on-<text:span text:style-name="T18">resistance </text:span><text:span text:style-name="T19">and leakage curren( e.g. </text:span><text:span text:style-name="T3">TLP222A</text:span><text:span text:style-name="T19">)</text:span><text:span text:style-name="T18">.</text:span></text:p>
      <text:p text:style-name="P20"/>
      <text:p text:style-name="P20"/>
      <text:p text:style-name="P24"><text:span text:style-name="T19">I</text:span><text:span text:style-name="T20">n addition to these DACs, a 12-bit ADC (</text:span><text:span text:style-name="T22">MCP3402</text:span><text:span text:style-name="T20"> SPI) is also used to measure the collector-emitter voltage and the voltage drop across the measuring resistor RS (50 ohms) (to determine the collector current). It is also used to monitor the battery voltage. Currently only 3 of the 4 inputs of the ADC are used. </text:span></text:p>
      <text:p text:style-name="P24"><text:span text:style-name="T20">In addition, the </text:span><text:span text:style-name="T22">NANO</text:span><text:span text:style-name="T20"> supplies the up to 3.2-inch color display (</text:span><text:span text:style-name="T22">ILI9341</text:span><text:span text:style-name="T20">) (on SPI bus). </text:span></text:p>
      <text:p text:style-name="P24"><text:span text:style-name="T20">There were </text:span><text:span text:style-name="T21">some </text:span><text:span text:style-name="T20">problems with the </text:span><text:span text:style-name="T21">3/</text:span><text:span text:style-name="T20">4 SPI devices because of the different speeds, since the display runs at 8 MHz, the DACs at 3.6 MHz and the ADC but only at 2 MHz (and the touch is even slower, but is not used in this version) . As a feasible / not quite perfect solution, I save a maximum of 320 measured values per set base current in a table with an SPI speed of 2 MHz. Then I increase the SPI speed to 8MHz for the display and output the table values on the display, in order to then save the next 320 measured values for the next base current - with reduced SPI speed. The voltage Uc is generated across the two DACs of the </text:span><text:span text:style-name="T22">MCP482</text:span><text:span text:style-name="T20">2, with DAC-B only outputs the values (0V, 2V,4V ...10V) at the opamp </text:span><text:span text:style-name="T22">TCA0372</text:span><text:span text:style-name="T20">, DAC-A generates the intermediate values of 0.0mV, 0.5mV, 1.0mV...2000mV. They are then added to the values generated from DC-B (two inverting amplifiers cascaded), so overall the range of 0V to 12V in 0.5mV steps can be generated with very good linearity. </text:span></text:p>
      <text:p text:style-name="P24"><text:span text:style-name="T20">This resolution is a bit exaggerated, but with small voltage values (e.g. characteristic curve of Shottky diodes or in the initial area of the curves of bipolar or field effect transistors) it is useful, and the mean value of the measurements for the same x_value is also formed through "oversampling". </text:span></text:p>
      <text:p text:style-name="P24"><text:span text:style-name="T20">The </text:span><text:span text:style-name="T22">TCA0372</text:span><text:span text:style-name="T20"> summing amplifier with gain +1 for DAC_A and gain +10 for DAC_B is sketched in Figure 1. Since the </text:span><text:span text:style-name="T22">TCA0372</text:span><text:span text:style-name="T20"> is not a rail-to-rail amplifier, it needs a negative auxiliary voltage: -</text:span><text:soft-page-break/><text:span text:style-name="T20">5V is generated from the +15V using a small voltage converter (</text:span><text:span text:style-name="T22">LMO78-5-.5</text:span><text:span text:style-name="T25">)</text:span><text:span text:style-name="T20">. With this you get clean curves even near the zero point, especially the 1, 2, 3V scales benefit from it.</text:span></text:p>
      <text:p text:style-name="P24"><text:span text:style-name="T20"/></text:p>
      <text:p text:style-name="P24"><text:span text:style-name="T20"><text:s text:c="2"/></text:span><text:span text:style-name="T24">Power</text:span><text:span text:style-name="T22"> <text:s/>supply</text:span><text:span text:style-name="T25"> </text:span></text:p>
      <text:p text:style-name="P24"><text:span text:style-name="T20"/></text:p>
      <text:p text:style-name="P24"><text:span text:style-name="T20">The </text:span><text:span text:style-name="T24">TCT</text:span><text:span text:style-name="T20"> is supplied by a single Lion battery cell (18650), the voltage for the NANO board (7.5 V) is generated with a step-up converter (</text:span><text:span text:style-name="T22">MT3608</text:span><text:span text:style-name="T20">). A second MT3608 is used to supply the TCA0372 amplifier board with 15V. The </text:span><text:span text:style-name="T22">MT3608</text:span><text:span text:style-name="T20"> has the advantage that it works from about 2.5V (important, since there is only one Lion cell is used (approx. 3V .... 4.2V). In addition, it works at around 1.2 MHz, so that there is little interference at the low frequencies.</text:span></text:p>
      <text:p text:style-name="P24"><text:span text:style-name="T20"><text:s/>Its setting/commissioning is somewhat critical, since the wiper of the 10-speed trimmer is connected directly to the FB (feedback pin 3) and at the upper stop the output voltage is connected directly to FB, which is probably only 0.6V? tolerates. So, before applying the input voltage, you should bring the controller a few turns from the upper stop position (namely after higher output voltage values, i.e. turn to the left Chinese logic ??) [5,6], </text:span></text:p>
      <text:p text:style-name="P24"><text:span text:style-name="T20"/></text:p>
      <text:p text:style-name="P24"><text:span text:style-name="T20">To save energy, the 15V supply is only activated when the curves are processed. After switching on, the 7.5V are immediately available for the microprocessor board, which includes the display and the constant current source, which, however, requires less than 1W. The </text:span><text:span text:style-name="T22">NANO</text:span><text:span text:style-name="T20"> Board, including the display, requires approx. 400 mA during operation, but more than 1 A when switched on. The Adafruit board needs significantly less at 3.3V because of a better regulator, and about 6V at the input is also sufficient here.</text:span></text:p>
      <text:p text:style-name="P24"><text:span text:style-name="T20"/></text:p>
      <text:p text:style-name="P24"><text:span text:style-name="T20"><text:s/>After this technical overview, a little more about the test procedure:</text:span></text:p>
      <text:p text:style-name="P24"><text:span text:style-name="T20"/></text:p>
      <text:p text:style-name="P24"><text:span text:style-name="T20"><text:s/>After switching on, the start screen appears on the display, on which only three large icons appear on the left side with selection fields (buttons) for: </text:span></text:p>
      <text:p text:style-name="P24"><text:span text:style-name="T20">• </text:span></text:p>
      <text:p text:style-name="P24"><text:span text:style-name="T20"><text:s text:c="4"/></text:span><text:span text:style-name="T22">bipolar</text:span><text:span text:style-name="T20"> transistors (including</text:span><text:span text:style-name="T22"> diodes</text:span><text:span text:style-name="T20">) •</text:span></text:p>
      <text:p text:style-name="P24"><text:span text:style-name="T20"><text:s text:c="4"/></text:span><text:span text:style-name="T23">M</text:span><text:span text:style-name="T22">osfets</text:span><text:span text:style-name="T20"> • </text:span></text:p>
      <text:p text:style-name="P24"><text:span text:style-name="T22"><text:s text:c="4"/></text:span><text:span text:style-name="T23">J-F</text:span><text:span text:style-name="T22">ets</text:span><text:span text:style-name="T25"> <text:s/></text:span><text:span text:style-name="T20">(incl.</text:span><text:span text:style-name="T22"> n depletion mode</text:span><text:span text:style-name="T20"> mosfets) </text:span></text:p>
      <text:p text:style-name="P24"><text:span text:style-name="T20"/></text:p>
      <text:p text:style-name="P24"><text:span text:style-name="T20">which are controlled via a rotary encoder</text:span><text:span text:style-name="T21">s</text:span><text:span text:style-name="T20">. A button is activated by turning the 2nd encoder. Two buttons ("</text:span><text:span text:style-name="T22">P</text:span><text:span text:style-name="T20">" or "</text:span><text:span text:style-name="T22">N</text:span><text:span text:style-name="T20">") for starting the measurement process are then displayed in the upper area.</text:span></text:p>
      <text:p text:style-name="P24"><text:span text:style-name="T20"><text:s/>Before doing so, however, you should examine and possibly modify the parameters displayed in two columns below. The parameters in the middle of the display: </text:span></text:p>
      <text:p text:style-name="P24"><text:span text:style-name="T20"/></text:p>
      <text:p text:style-name="P24"><text:span text:style-name="T20"><text:s text:c="2"/>•</text:span><text:span text:style-name="T22"> min:</text:span><text:span text:style-name="T20"> minimum value (base current or gate voltage) with which the measurement process is to be started </text:span></text:p>
      <text:p text:style-name="P25"><text:span text:style-name="T20"><text:s text:c="2"/>• </text:span><text:span text:style-name="T22">incr:</text:span><text:span text:style-name="T20"> Increment with which the base current or gate voltage is to be increased </text:span></text:p>
      <text:p text:style-name="P25"><text:span text:style-name="T20"><text:s text:c="2"/>•</text:span><text:span text:style-name="T22"> max:</text:span><text:span text:style-name="T20"> maximum base current or gate voltage curve to be displayed </text:span></text:p>
      <text:p text:style-name="P26"><text:span text:style-name="T20">The base currents are entered in µA, the gate voltage in 100mV steps. </text:span></text:p>
      <text:p text:style-name="P26"><text:span text:style-name="T20">A </text:span><text:span text:style-name="T22">diode</text:span><text:span text:style-name="T20"> is assumed if the field </text:span><text:span text:style-name="T22">incr: is set to 0 for </text:span><text:span text:style-name="T20">"</text:span><text:span text:style-name="T22">bipolar</text:span><text:span text:style-name="T20">". </text:span></text:p>
      <text:p text:style-name="P25"/>
      <text:p text:style-name="Standard"/>
      <text:p text:style-name="P29">The following parameters are shown on the left edge of the display: </text:p>
      <text:p text:style-name="P29"/>
      <text:p text:style-name="P29"><text:s text:c="3"/>• <text:span text:style-name="T1">Bluet/CCS:</text:span> Transfer of data with BLE 4.0 to PC or smartphone, or constant current/constant voltage operation </text:p>
      <text:p text:style-name="P29"><text:s text:c="3"/>• <text:span text:style-name="T1">x-scale[V]:</text:span> length of the x-scale ( 1V, 2V, 3V, 4V, 6V, 12V) </text:p>
      <text:p text:style-name="P29"><text:s text:c="3"/>• <text:span text:style-name="T1">y-scale[mA]</text:span> height of the y-scale ( 2 mA, 5 mA, 10 mA, 20 mA, 50 mA, 100 mA) </text:p>
      <text:p text:style-name="P29"/>
      <text:p text:style-name="P29"><text:soft-page-break/>Annotation: </text:p>
      <text:p text:style-name="P29"/>
      <text:p text:style-name="P29">Field <text:span text:style-name="T1">Bluet/CCS</text:span> = 1 Output of characteristic curve data to smartphone via Bluetooth </text:p>
      <text:p text:style-name="P29"><text:s text:c="28"/>= 2,...6 switching to constant voltage source, constant current source or stair step generator. </text:p>
      <text:p text:style-name="P29">The management of the parameters is similar to that described for the start screen, you jump between the fields by turning encoder 2, selecting a parameter with the other encoder 1, changing the parameter by turning the encoder, saving/exiting the parameter with encoder 2. If you are satisfied with the settings, start the measurement process / curves by turning the other encoder: "<text:span text:style-name="T12">P</text:span>" (for p-devices) or "<text:span text:style-name="T1">N</text:span>" (for n-devices) r Here you have a short waiting time to activate, in which you should check the parameters again.<text:span text:style-name="T26"> </text:span>During this waiting phase, the activated fields P and N flash. Only now do you see the selected scales and the selected device including icon in the upper area. The curves are built up from the x-0 point and additional data (such as beta/hfe for npn/pnp and the base current/gate voltage) are entered at the end of the curves. At the end of the measurement, the screen with the displayed curve stops and a query / request appears at the top left, </text:p>
      <text:p text:style-name="P29"/>
      <text:p text:style-name="P29"><text:s text:c="2"/>• whether you want to end the measurement ("<text:span text:style-name="T1">Stop ?</text:span>") </text:p>
      <text:p text:style-name="P29"><text:s text:c="2"/>• whether you want to continue the measurement with changed parameters ("<text:span text:style-name="T1">Param ?"</text:span>)</text:p>
      <text:p text:style-name="P29"><text:s text:c="2"/>• whether you want to compare the currently displayed component with a component of the same polarity (<text:span text:style-name="T1">"Compare ?</text:span>") </text:p>
      <text:p text:style-name="P29"><text:s text:c="2"/>• whether you want to compare the currently displayed component with a component of a different polarity (“<text:span text:style-name="T1">Complem. ?</text:span>”) (complementary type, e.g. anti-parallel diode) </text:p>
      <text:p text:style-name="P29"/>
      <text:p text:style-name="P29"><text:s/>Annotation: </text:p>
      <text:p text:style-name="P29"><text:s/>For example, if you want to compare the characteristics of an n-device with a p-device, you first determine the characteristics of the n-device normally, exchange the n for the p-device in the text tool measurement version and start the comparison by selecting the field "Complementary<text:span text:style-name="T26"> </text:span>“ with encoder and activation with button. The characteristics of the p-device are immediately shown in a different color on the display ("complementary type"). Components of the same polarity are compared by selecting the "Compare" field. </text:p>
      <text:p text:style-name="P29"/>
      <text:p text:style-name="P29"/>
      <text:p text:style-name="P29"><text:s text:c="5"/><text:span text:style-name="T1">Storage of changed parameters in the internal EEPROM </text:span></text:p>
      <text:p text:style-name="P29"><text:span text:style-name="T1"/></text:p>
      <text:p text:style-name="P29"><text:span text:style-name="T1"/></text:p>
      <text:p text:style-name="P29"><text:span text:style-name="T1"><text:s/></text:span>The specified parameters are stored in the internal EEPROM when the curves are started, so that the last parameters entered are displayed when the device is switched on. The following addresses are assigned in the EEPROM:</text:p>
      <text:p text:style-name="P29"/>
      <text:p text:style-name="P29"/>
      <text:p text:style-name="P29"><text:s text:c="4"/>• 0: transistor type 0: bipolar,</text:p>
      <text:p text:style-name="P29"><text:s text:c="4"/>• 1: Bluetooth : 1=on, 0=off </text:p>
      <text:p text:style-name="P29"><text:s text:c="4"/>• 2: x-scale: 1,2,3,4,6,12 </text:p>
      <text:p text:style-name="P29"><text:s text:c="4"/>• 3 y scale: 2.5,10,20,50,100mA </text:p>
      <text:p text:style-name="P29"><text:s text:c="4"/>• 4: minimum base current bipolar transistor </text:p>
      <text:p text:style-name="P29"><text:s text:c="4"/>• 6: maximum base current bipolar transistor </text:p>
      <text:p text:style-name="P29"><text:s text:c="4"/>• 8: increment base current bipolar transistor</text:p>
      <text:p text:style-name="P29"><text:s text:c="3"/>• 10: minimum step size for input min: (field 4)</text:p>
      <text:p text:style-name="P29"><text:s text:c="3"/>• 12: minimum step width for input max: (field 6) </text:p>
      <text:p text:style-name="P29"><text:s text:c="3"/>• 14: minimum step width for input incr:: ( field 8 ) </text:p>
      <text:p text:style-name="P29"/>
      <text:p text:style-name="P29"/>
      <text:p text:style-name="P30"><text:soft-page-break/><text:s text:c="3"/>• 20: Transistor Type 1: Mosfet </text:p>
      <text:p text:style-name="P30"><text:s text:c="3"/>• 21: Bluetooth : 1=on, 0=off </text:p>
      <text:p text:style-name="P30"><text:s text:c="3"/>• 22: x-scale: 1,2,3,4,6,12</text:p>
      <text:p text:style-name="P30"><text:s text:c="3"/>• 23 y scale: 2.5,10,20,50,100mA</text:p>
      <text:p text:style-name="P30"><text:s text:c="3"/>• 24: minimum gate voltage Mosfet </text:p>
      <text:p text:style-name="P30"><text:s text:c="3"/>• 26: maximum gate voltage Mosfet </text:p>
      <text:p text:style-name="P30"><text:s text:c="3"/>• 28: increment gate voltage Mosfet </text:p>
      <text:p text:style-name="P30"><text:s text:c="3"/>• 30: minimum step width for input min: (field 24) </text:p>
      <text:p text:style-name="P30"><text:s text:c="3"/>• 32: minimum step width for input max: (field 26) </text:p>
      <text:p text:style-name="P30"><text:s text:c="3"/>• 34: minimum step width for input incr:: ( field 28 ) </text:p>
      <text:p text:style-name="P30"/>
      <text:p text:style-name="P30"><text:s text:c="3"/>• 40: Transistor Type 2: J-Fet </text:p>
      <text:p text:style-name="P30"><text:s text:c="3"/>• 41: Bluetooth : 1=on, 0=off </text:p>
      <text:p text:style-name="P30"><text:s text:c="3"/>• 42: x-scale: 1,2,3,4,6,12 </text:p>
      <text:p text:style-name="P30"><text:s text:c="3"/>• 43 y scale: 2.5,10,20,50,100mA </text:p>
      <text:p text:style-name="P30"><text:s text:c="3"/>• 44: minimum gate voltage J-Fet</text:p>
      <text:p text:style-name="P30"><text:s text:c="3"/>• 46: maximum gate voltage-J-Fet </text:p>
      <text:p text:style-name="P30"><text:s text:c="3"/>• 48: increment gate voltage J-Fet </text:p>
      <text:p text:style-name="P30"><text:s text:c="3"/>• 50: minimum step size for input min: (field 44) </text:p>
      <text:p text:style-name="P30"><text:s text:c="3"/>• 52: minimum step width for input max: (field 46)</text:p>
      <text:p text:style-name="P30"><text:s text:c="3"/>• 54: minimum step width for input incr:: ( field 48 ) </text:p>
      <text:p text:style-name="P30"/>
      <text:p text:style-name="P30"/>
      <text:p text:style-name="P30">You can also store the <text:span text:style-name="T4">device</text:span><text:span text:style-name="T1"> name</text:span> (e.g. BC548C or other information) in the internal EEProm from address 60: </text:p>
      <text:p text:style-name="P30"/>
      <text:p text:style-name="P30"/>
      <text:p text:style-name="P30"><text:s text:c="2"/>• 60: length of the text field </text:p>
      <text:p text:style-name="P30"><text:s text:c="2"/>• 62 text 1st byte</text:p>
      <text:p text:style-name="P30"><text:s text:c="2"/>• 63 text 2nd byte • ..</text:p>
      <text:p text:style-name="P30"/>
      <text:p text:style-name="P30">. the text field /<text:span text:style-name="T1"> </text:span><text:span text:style-name="T4">device-name</text:span><text:span text:style-name="T27"> </text:span>is shown in the display below the <text:span text:style-name="T1">P / N</text:span> buttons and can be managed via a small encoder-based editor - a maximum of 11 entries. : </text:p>
      <text:p text:style-name="P30"/>
      <text:p text:style-name="P32">Data transfer via Bluetooth (BLE 4.0) </text:p>
      <text:p text:style-name="P32"/>
      <text:p text:style-name="P30">An<text:span text:style-name="T1"> HM-10 module with BLE 4.0</text:span> is integrated into the device, it is connected to the </text:p>
      <text:p text:style-name="P31">s<text:span text:style-name="T1">erial interface RX / TX</text:span> and thus to <text:span text:style-name="T1">USB</text:span> via a rocker switch. </text:p>
      <text:p text:style-name="P31"/>
      <text:p text:style-name="P31">The transfer is activated in the selection menu </text:p>
      <text:p text:style-name="P31">at the top right below the "<text:span text:style-name="T1">N</text:span>" button. <text:span text:style-name="T1">Bluet./CCS: 1</text:span> (0 for Bluetooth not activated </text:p>
      <text:p text:style-name="Standard"/>
      <text:p text:style-name="P18"/>
      <text:p text:style-name="P21"><text:span text:style-name="T28">t</text:span>he following values are transmitted with Separator Linefeed (“\n“ ): </text:p>
      <text:p text:style-name="P21"/>
      <text:p text:style-name="P21"><text:s text:c="2"/>• X: x scale and then 1,2,3,4,6 or 12 the voltage end values of the x-axis </text:p>
      <text:p text:style-name="P21"><text:s text:c="2"/>• Y: y-scale and then 2,5,10,20,50,100 the current end values of the y-axis </text:p>
      <text:p text:style-name="P21"><text:s text:c="2"/>• P or N : the polarity (npn/pnp,nMos,pMos,nJFet,pJFet) </text:p>
      <text:p text:style-name="P21"><text:s text:c="2"/>• T, M, F (D) : the type (transistor(bipolar), mosfet, jFet (diode not real yet.) </text:p>
      <text:p text:style-name="P21"><text:s text:c="2"/>• C: Curve per base current or gate voltage Here, up to 320 values of the y-axis - separated by commas - are output </text:p>
      <text:p text:style-name="P21"><text:s text:c="2"/>• Q: end of curve • <text:s/><text:span text:style-name="T28">(not activated)</text:span></text:p>
      <text:p text:style-name="P21"><text:soft-page-break/><text:s text:c="2"/>• B: or G : for base current or gate voltage </text:p>
      <text:p text:style-name="P21"><text:s text:c="2"/>• E : Error Error message when the maximum collector current is exceeded</text:p>
      <text:p text:style-name="P21"><text:s text:c="2"/>• H : hfe/beta of bipolar transistors as a function of base current (at the end of the curve)</text:p>
      <text:p text:style-name="P21"><text:s text:c="2"/>• O: Ohm (at j_Fet with scale 1V determined at Uds =0.5V) </text:p>
      <text:p text:style-name="P21"><text:s text:c="2"/>• D : diode current at Ud in mA (diode is "recognized" if at npn/pnp incr=0)</text:p>
      <text:p text:style-name="P21"><text:s text:c="2"/>• U : diode voltage Ud at Idiode in mV (flux or blocking voltage at Zener &lt; 12V) </text:p>
      <text:p text:style-name="P21"><text:s text:c="2"/>• Z : end of curve </text:p>
      <text:p text:style-name="P21"/>
      <text:p text:style-name="P21">Note When the HM-010 module (BLE 4.0) is switched off, in the position Bluet./CCS = 1</text:p>
      <text:p text:style-name="P21"><text:s/>The above parameters can be transferred to the PC via USB and monitored with TeraTerm, for example. </text:p>
      <text:p text:style-name="P21"/>
      <text:p text:style-name="P22"><text:s text:c="2"/><text:span text:style-name="T1">Use as a precise constant voltage source</text:span> </text:p>
      <text:p text:style-name="P22"/>
      <text:p text:style-name="P22">The mode: constant voltage source is activated with <text:span text:style-name="T1">Bluet./CCS = 2</text:span>: </text:p>
      <text:p text:style-name="P22"><text:s/>here you can use the parameters min.incr and max: the voltage value specify up to a maximum of 12 V. </text:p>
      <text:p text:style-name="P22"/>
      <text:p text:style-name="P22"><text:span text:style-name="T1"><text:s/>Use as a precise constant current source </text:span></text:p>
      <text:p text:style-name="P22"><text:span text:style-name="T1"/></text:p>
      <text:p text:style-name="P22"><text:span text:style-name="T1"><text:s/></text:span>The mode: constant current source is activated with <text:span text:style-name="T1">Bluet./CCS = 3</text:span>: Here you can enter the constant current in µA (1...4000) in the max: parameter. </text:p>
      <text:p text:style-name="P22"/>
      <text:p text:style-name="P13">Use as a stair step generator </text:p>
      <text:p text:style-name="P13"/>
      <text:p text:style-name="P23"><text:line-break/>The mode: staircase generator is activated with <text:span text:style-name="T1">Bluet./CCS &gt;= 4</text:span>: </text:p>
      <text:p text:style-name="P23"/>
      <text:p text:style-name="P23"><text:s text:c="2"/>• 4: only current <text:span text:style-name="T1">values increase </text:span>from<text:span text:style-name="T1"> min:</text:span> µA to <text:span text:style-name="T1">max:</text:span> µA with increment <text:span text:style-name="T1">incr:</text:span> µA </text:p>
      <text:p text:style-name="P23"><text:s text:c="2"/>• 5: current <text:span text:style-name="T1">values rise and fall</text:span> as in 4: </text:p>
      <text:p text:style-name="P23"><text:s text:c="2"/>• 6: Current v<text:span text:style-name="T1">alues rise and fall as with 4:</text:span> with current switching in the <text:span text:style-name="T1">negative</text:span> direction (staircase curves from<text:span text:style-name="T1"> a maximum of +4V … 0 -4V </text:span>) </text:p>
      <text:p text:style-name="P23">The dwell time per level in µs is defined via the parameters <text:span text:style-name="T1">x-scale </text:span>and <text:span text:style-name="T1">y-scale.</text:span></text:p>
      <text:p text:style-name="P23"><text:s/>The frequency results from the length of stay and the parameter min:, incr: max: specified number of steps. </text:p>
      <text:p text:style-name="P23"><text:line-break/><text:span text:style-name="T1">Expansion options / outlook </text:span></text:p>
      <text:p text:style-name="P23"><text:span text:style-name="T1"/></text:p>
      <text:p text:style-name="P23"><text:span text:style-name="T1">• <text:s/>larger voltage / current range Uce/Ic </text:span></text:p>
      <text:p text:style-name="P23"><text:s text:c="2"/></text:p>
      <text:p text:style-name="P23"/>
      <text:p text:style-name="P23">For some applications the voltage range (Uce &lt;= 12V)- or current range (&lt;100mA) not sufficient. Operation with up to 24V (the DC/DC converter delivers a maximum of 28V) is possible without hardware changes, but at the expense of power consumption, the device should be converted to operate with 2 or more Lion cells or the NANO with 3.3<text:span text:style-name="T26"> </text:span>Operate V/3.6V (conversion instructions in the network, from 3.6 V safe operation of the ATMega328P with 20 MHz).<text:span text:style-name="T26"> </text:span>Then the power consumption in standby drops drastically and you save yourself the level adjustment for the TFT display.<text:span text:style-name="T26"> </text:span>I haven't tested the SPI interfaces to the DACs and ADCs (on the TC0372 board) at 3.6V though. A higher current range is more critical, since then, among other things, the switching regulator will also reach its limits and the TCA0372 would have to be cooled. </text:p>
      <text:p text:style-name="P23"/>
      <text:p text:style-name="P23"><text:soft-page-break/><text:line-break/> <text:s/>• l<text:span text:style-name="T1">arger current constant current source / CCS </text:span></text:p>
      <text:p text:style-name="P23"/>
      <text:p text:style-name="P23">up to approx. 10 mA easily by replacing the measuring resistor (250 ohms) of the CCS to e.g. 100 ohms. Above that you probably have to change the DC/DC converter (1W/30V) and adjust the board layout and the mosfet accordingly. </text:p>
      <text:p text:style-name="P23"/>
      <text:p text:style-name="P23"/>
      <text:p text:style-name="P23"><text:s text:c="2"/>• <text:span text:style-name="T1">Interface to the transit site tester (“TT”</text:span>): </text:p>
      <text:p text:style-name="P23"/>
      <text:p text:style-name="P23">automatic recognition of the component including pin assignment. </text:p>
      <text:p text:style-name="P23"/>
      <text:p text:style-name="P23">This is <text:span text:style-name="T1">not possible with the</text:span> <text:span text:style-name="T1">NANO </text:span>with the now integrated functionality, since the flash memory is already 99% occupied.<text:span text:style-name="T26"> </text:span>You would then have to use another microprocessor, e.g. the <text:span text:style-name="T1">ATMega2560</text:span>, which also provides a large number of port pins. </text:p>
      <text:p text:style-name="P23">I did it - in a simpler version - with a NANO (+ port expander MCP23017 ) [7],[8] : </text:p>
      <text:p text:style-name="P23">- Extension TT to serial interface (SoftwareSerial) and transfer Transistor type/polarity, assignment pin1,2,3 …</text:p>
      <text:p text:style-name="P23">- Transfer (duplication) of the textool pins of the TT in a 3x3 matrix switch box,</text:p>
      <text:p text:style-name="P23">- Installation of a serial interface in the characteristic curve recorder for reading the data from the TT.</text:p>
      <text:p text:style-name="P23"><text:s/>-.. Start the characteristic curve recorder with the control/switching data from the TT. That worked well at the time – with a considerable amount of circuitry. </text:p>
      <text:p text:style-name="P23"/>
      <text:p text:style-name="P14">• Save to SD card </text:p>
      <text:p text:style-name="P15"/>
      <text:p text:style-name="P17">S<text:span text:style-name="T32">aving on an SD card is only possible with a "larger" processor (ATMega2560) see above, since the libraries require a lot of space. </text:span></text:p>
      <text:p text:style-name="P17"><text:span text:style-name="T32"/></text:p>
      <text:p text:style-name="P17"><text:span text:style-name="T30">• <text:s/></text:span><text:span text:style-name="T31">H</text:span><text:span text:style-name="T29">ardware componen</text:span><text:span text:style-name="T32">ts </text:span></text:p>
      <text:p text:style-name="P17"><text:span text:style-name="T32">only the essential components / modules are listed here, the details can be found in the KiCad parts lists.</text:span></text:p>
      <text:p text:style-name="P17"><text:span text:style-name="T32"/></text:p>
      <text:p text:style-name="P17"><text:span text:style-name="T32"><text:s/>• ILI9341 SPI display (3.2") (touch version not required)</text:span></text:p>
      <text:p text:style-name="P17"><text:span text:style-name="T32"><text:s/>• Arduino NANO or clone (if possible with OptiBoot bootloader)</text:span></text:p>
      <text:p text:style-name="P17"><text:span text:style-name="T32"><text:s/>• MCPM4822 dual DAC 12 bit SPI </text:span></text:p>
      <text:p text:style-name="P17"><text:span text:style-name="T32">• MCP3204 Quad ADC 12 bit SPI</text:span></text:p>
      <text:p text:style-name="P17"><text:span text:style-name="T32"><text:s/>• MCP4725DAC 12bit I2C</text:span></text:p>
      <text:p text:style-name="P17"><text:span text:style-name="T32"><text:s/>• ADuM1250/1 ISOLATOR I2C</text:span></text:p>
      <text:p text:style-name="P17"><text:span text:style-name="T32"><text:s/>• DC/DC RH0515 1W 5V to </text:span></text:p>
      <text:p text:style-name="P28"><text:s/>• <text:span text:style-name="T20">TCA0372 Dual Power Amplifier </text:span></text:p>
      <text:p text:style-name="P28"><text:span text:style-name="T20"><text:s/>• LMO78-05.05 +7..+24V to – 5V</text:span></text:p>
      <text:p text:style-name="P28"><text:span text:style-name="T20"><text:s/>• Textool version</text:span></text:p>
      <text:p text:style-name="P28"><text:span text:style-name="T20"><text:s/>• Rotary encoder (2 pieces) </text:span></text:p>
      <text:p text:style-name="P28"><text:span text:style-name="T20"><text:s/>• 10 x PhotoMos relays (e.g. TLP222A) •</text:span></text:p>
      <text:p text:style-name="P28"><text:span text:style-name="T20"><text:s/>• 2 x MT3608 boards (3 V..4.2V --&gt; 7.5V or ---&gt;15 V)</text:span></text:p>
      <text:p text:style-name="P28"><text:span text:style-name="T20"><text:s/>• Lion battery incl. holder </text:span></text:p>
      <text:p text:style-name="P28"><text:span text:style-name="T20"><text:s/>• Lion battery charging module</text:span></text:p>
      <text:p text:style-name="P28"><text:span text:style-name="T20"><text:s/>• HM-10 modules Bluetooth 4.0</text:span></text:p>
      <text:p text:style-name="P28"><text:span text:style-name="T20"/></text:p>
      <text:p text:style-name="P28"><text:span text:style-name="T20"><text:s/>I spent about 80 € for these components, but at the moment it is with higher ones prices to be expected.</text:span></text:p>
      <text:section text:style-name="Sect1" text:name="ucc-13">
        <text:p text:style-name="Standard"><text:soft-page-break/></text:p>
      </text:section>
      <text:section text:style-name="Sect1" text:name="ucc-14">
        <text:p text:style-name="Standard"/>
      </text:section>
      <text:section text:style-name="Sect1" text:name="tt-c72">
        <text:p text:style-name="Standard"/>
      </text:section>
      <text:p text:style-name="Standard"/>
      <text:p text:style-name="P27"/>
      <text:p text:style-name="P16"/>
      <text:p text:style-name="P7"/>
      <text:p text:style-name="P6">[1] <text:a xlink:type="simple" xlink:href="https://www.instructables.com/Transistor-Curve-Tracer/" text:style-name="Internet_20_link" text:visited-style-name="Visited_20_Internet_20_Link">https://www.instructables.com/Transistor-Curve-Tracer/</text:a></text:p>
      <text:p text:style-name="P9"><text:span text:style-name="T6">[</text:span><text:span text:style-name="T7">2</text:span><text:span text:style-name="T6">] </text:span><text:a xlink:type="simple" xlink:href="https://github.com/Optiboot/optiboot" text:style-name="Internet_20_link" text:visited-style-name="Visited_20_Internet_20_Link">GitHub - Optiboot/optiboot: Small and Fast Bootloader for Arduino and other Atmel AVR chips</text:a> </text:p>
      <text:p text:style-name="P9"><text:span text:style-name="T6">[</text:span><text:span text:style-name="T7">3</text:span><text:span text:style-name="T6">] </text:span><text:s/><text:a xlink:type="simple" xlink:href="https://www.thing-king.de/arduino-nano-neusten-bootloader-flashen-auf-arduino-nano-china-clone/" text:style-name="Internet_20_link" text:visited-style-name="Visited_20_Internet_20_Link">Neusten Bootloader flashen auf Arduino Nano China clone – Thing King – Technik &amp; DIY (thing-king.de)</text:a></text:p>
      <text:p text:style-name="P11"><text:span text:style-name="T6">[</text:span><text:span text:style-name="T8">4</text:span><text:span text:style-name="T6">]</text:span><text:span text:style-name="T5"> </text:span><text:a xlink:type="simple" xlink:href="https://forum.arduino.cc/t/how-do-i-install-optiboot-on-the-newest-arduino-ide/345443" text:style-name="Internet_20_link" text:visited-style-name="Visited_20_Internet_20_Link">How do I install optiboot on the newest arduino IDE? - Using Arduino / Programming Questions - Arduino Forum</text:a> </text:p>
      <text:p text:style-name="P11"><text:span text:style-name="T6">[</text:span><text:span text:style-name="T8">5</text:span><text:span text:style-name="T6">] </text:span><text:a xlink:type="simple" xlink:href="https://chips-and-more.com/cm/pdf/K3608.pdf" text:style-name="Internet_20_link" text:visited-style-name="Visited_20_Internet_20_Link"><text:span text:style-name="T6">https://chips-and-more.com/cm/pdf/K3608.pdf</text:span></text:a></text:p>
      <text:p text:style-name="P12"><text:span text:style-name="T10">[6] </text:span><text:a xlink:type="simple" xlink:href="https://datasheetspdf.com/pdf-file/909246/AEROSEMI/MT3608/1" text:style-name="Internet_20_link" text:visited-style-name="Visited_20_Internet_20_Link"><text:span text:style-name="T6">https://datasheetspdf.com/pdf-file/909246/AEROSEMI/MT3608/1</text:span></text:a></text:p>
      <text:p text:style-name="P12"><text:span text:style-name="T10">[7] </text:span><text:a xlink:type="simple" xlink:href="https://www.youtube.com/watch?v=7WQflcy4CrQ" text:style-name="Internet_20_link" text:visited-style-name="Visited_20_Internet_20_Link"><text:span text:style-name="T6">https://www.youtube.com/watch?v=7WQflcy4CrQ</text:span></text:a></text:p>
      <text:p text:style-name="P10"><text:span text:style-name="T11">[8] </text:span><text:a xlink:type="simple" xlink:href="https://www.youtube.com/watch?v=ybFWR0rq9jg" text:style-name="Internet_20_link" text:visited-style-name="Visited_20_Internet_20_Link"><text:span text:style-name="T9">https://www.youtube.com/watch?v=ybFWR0rq9jg</text:span></text:a></text:p>
      <text:p text:style-name="P1"/>
      <text:p text:style-name="P1"/>
      <text:p text:style-name="P2"><text:s text:c="7"/>Vergleich n-JFet BF256B mit p-JFet J176 Skala 6V 10mA</text:p>
      <text:p text:style-name="P2"><text:span text:style-name="T14">[9] </text:span>https://www.youtube.com/shorts/95HiBvJB_0A</text:p>
      <text:p text:style-name="P3"><text:s text:c="7"/>NPN Skala: 2V, 5mA Parameter über Dreh-Encoder<text:line-break/><text:span text:style-name="T14">[10] </text:span><text:a xlink:type="simple" xlink:href="https://www.youtube.com/shorts/zspOeL5-aKM" text:style-name="Internet_20_link" text:visited-style-name="Visited_20_Internet_20_Link">https://www.youtube.com/shorts/zspOeL5-aKM</text:a></text:p>
      <text:p text:style-name="P3"><text:s text:c="7"/>Kennlinienschreiber mit Präzisionskonstantstromquelle</text:p>
      <text:p text:style-name="P3"><text:span text:style-name="T15">[11] </text:span><text:a xlink:type="simple" xlink:href="https://www.youtube.com/watch?v=6bx0Xuingm4" text:style-name="Internet_20_link" text:visited-style-name="Visited_20_Internet_20_Link">https://www.youtube.com/watch?v=6bx0Xuingm4</text:a></text:p>
      <text:p text:style-name="P3"><text:s text:c="7"/>Vergleich n-JFet BF256B mit p-JFet J176 Skala 1V 5mA<text:line-break/><text:span text:style-name="T15">[12] </text:span><text:a xlink:type="simple" xlink:href="https://www.youtube.com/shorts/LGOkdHCgLTI" text:style-name="Internet_20_link" text:visited-style-name="Visited_20_Internet_20_Link">https://www.youtube.com/shorts/LGOkdHCgLTI</text:a></text:p>
      <text:p text:style-name="P3"><text:s text:c="8"/>npn Test mit incr. 2,4,10,20 µA, Skala 4V 5mA<text:line-break/><text:span text:style-name="T15">[13] </text:span><text:a xlink:type="simple" xlink:href="https://www.youtube.com/watch?v=azDgB1QcklA&amp;t=22s" text:style-name="Internet_20_link" text:visited-style-name="Visited_20_Internet_20_Link">https://www.youtube.com/watch?v=azDgB1QcklA&amp;t=22s</text:a></text:p>
      <text:p text:style-name="P3"><text:s text:c="7"/>NPN Basistrom 5µA ... 240µA</text:p>
      <text:p text:style-name="P3"><text:span text:style-name="T15">[14] </text:span><text:a xlink:type="simple" xlink:href="https://www.youtube.com/shorts/C6GhPL9V9Fg" text:style-name="Internet_20_link" text:visited-style-name="Visited_20_Internet_20_Link">https://www.youtube.com/shorts/C6GhPL9V9Fg</text:a></text:p>
      <text:p text:style-name="P4"><text:s text:c="6"/>Kennlinienschreiber als bipolare Konstanstromqelle : Bereich 0 µA ... +/-1 mA<text:line-break/><text:span text:style-name="T15">[15] </text:span><text:a xlink:type="simple" xlink:href="https://www.youtube.com/watch?v=UbXDh1cYR88" text:style-name="Internet_20_link" text:visited-style-name="Visited_20_Internet_20_Link">https://www.youtube.com/watch?v=UbXDh1cYR88</text:a></text:p>
      <text:p text:style-name="P4"><text:s text:c="6"/>Kennlinienschreiber mit variablen Treppenstufengenerator</text:p>
      <text:p text:style-name="P4"><text:span text:style-name="T16">[16] </text:span><text:a xlink:type="simple" xlink:href="https://www.youtube.com/watch?v=DciN_z7VIQE" text:style-name="Internet_20_link" text:visited-style-name="Visited_20_Internet_20_Link">https://www.youtube.com/watch?v=DciN_z7VIQE</text:a></text:p>
      <text:p text:style-name="P4"><text:s text:c="6"/>Kennlinienschreiber: Vergleich npn BC548 mit pnp BC558</text:p>
      <text:p text:style-name="P4"><text:span text:style-name="T16">[17] </text:span><text:a xlink:type="simple" xlink:href="https://www.youtube.com/watch?v=N3BHx4Dii8s" text:style-name="Internet_20_link" text:visited-style-name="Visited_20_Internet_20_Link"><text:span text:style-name="T16">https://www.youtube.com/watch?v=N3BHx4Dii8s</text:span></text:a></text:p>
      <text:p text:style-name="P4"/>
      <text:p text:style-name="P1"/>
      <text:p text:style-name="P1"/>
      <text:p text:style-name="P1"/>
      <text:p text:style-name="P5"/>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5T10:47:12.215000000</meta:creation-date>
    <dc:date>2023-03-28T11:47:15.544000000</dc:date>
    <meta:editing-duration>PT3H47M43S</meta:editing-duration>
    <meta:editing-cycles>57</meta:editing-cycles>
    <meta:generator>LibreOffice/7.1.8.1$Windows_X86_64 LibreOffice_project/e1f30c802c3269a1d052614453f260e49458c82c</meta:generator>
    <meta:print-date>2023-02-10T14:11:35.299000000</meta:print-date>
    <meta:document-statistic meta:table-count="0" meta:image-count="0" meta:object-count="0" meta:page-count="8" meta:paragraph-count="207" meta:word-count="3402" meta:character-count="20670" meta:non-whitespace-character-count="16943"/>
  </office:meta>
</office:document-meta>
</file>